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erge_obj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96" table:default-cell-style-name="Default"/>
        <table:table-row table:style-name="ro1">
          <table:table-cell/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table:number-columns-repeated="195"/>
        </table:table-row>
        <table:table-row table:style-name="ro1">
          <table:table-cell/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95"/>
        </table:table-row>
        <table:table-row table:style-name="ro1">
          <table:table-cell table:number-columns-repeated="202"/>
        </table:table-row>
        <table:table-row table:style-name="ro1">
          <table:table-cell office:value-type="string" calcext:value-type="string">
            <text:p>w/ slack</text:p>
          </table:table-cell>
          <table:table-cell office:value-type="float" office:value="699576000" calcext:value-type="float">
            <text:p>699576000</text:p>
          </table:table-cell>
          <table:table-cell office:value-type="float" office:value="699268000" calcext:value-type="float">
            <text:p>699268000</text:p>
          </table:table-cell>
          <table:table-cell office:value-type="float" office:value="703587000" calcext:value-type="float">
            <text:p>703587000</text:p>
          </table:table-cell>
          <table:table-cell office:value-type="float" office:value="702558000" calcext:value-type="float">
            <text:p>702558000</text:p>
          </table:table-cell>
          <table:table-cell office:value-type="float" office:value="700172000" calcext:value-type="float">
            <text:p>700172000</text:p>
          </table:table-cell>
          <table:table-cell office:value-type="float" office:value="702898000" calcext:value-type="float">
            <text:p>702898000</text:p>
          </table:table-cell>
          <table:table-cell office:value-type="float" office:value="700666000" calcext:value-type="float">
            <text:p>700666000</text:p>
          </table:table-cell>
          <table:table-cell office:value-type="float" office:value="703433000" calcext:value-type="float">
            <text:p>703433000</text:p>
          </table:table-cell>
          <table:table-cell office:value-type="float" office:value="700908000" calcext:value-type="float">
            <text:p>700908000</text:p>
          </table:table-cell>
          <table:table-cell office:value-type="float" office:value="699882000" calcext:value-type="float">
            <text:p>699882000</text:p>
          </table:table-cell>
          <table:table-cell office:value-type="float" office:value="701091000" calcext:value-type="float">
            <text:p>701091000</text:p>
          </table:table-cell>
          <table:table-cell office:value-type="float" office:value="701645000" calcext:value-type="float">
            <text:p>701645000</text:p>
          </table:table-cell>
          <table:table-cell office:value-type="float" office:value="702442000" calcext:value-type="float">
            <text:p>702442000</text:p>
          </table:table-cell>
          <table:table-cell office:value-type="float" office:value="701133000" calcext:value-type="float">
            <text:p>701133000</text:p>
          </table:table-cell>
          <table:table-cell office:value-type="float" office:value="700483000" calcext:value-type="float">
            <text:p>700483000</text:p>
          </table:table-cell>
          <table:table-cell office:value-type="float" office:value="699660000" calcext:value-type="float">
            <text:p>699660000</text:p>
          </table:table-cell>
          <table:table-cell office:value-type="float" office:value="702678000" calcext:value-type="float">
            <text:p>702678000</text:p>
          </table:table-cell>
          <table:table-cell office:value-type="float" office:value="701462000" calcext:value-type="float">
            <text:p>701462000</text:p>
          </table:table-cell>
          <table:table-cell office:value-type="float" office:value="702311000" calcext:value-type="float">
            <text:p>702311000</text:p>
          </table:table-cell>
          <table:table-cell office:value-type="float" office:value="700460000" calcext:value-type="float">
            <text:p>700460000</text:p>
          </table:table-cell>
          <table:table-cell office:value-type="float" office:value="774776000" calcext:value-type="float">
            <text:p>774776000</text:p>
          </table:table-cell>
          <table:table-cell office:value-type="float" office:value="774642000" calcext:value-type="float">
            <text:p>774642000</text:p>
          </table:table-cell>
          <table:table-cell office:value-type="float" office:value="774579000" calcext:value-type="float">
            <text:p>774579000</text:p>
          </table:table-cell>
          <table:table-cell office:value-type="float" office:value="774609000" calcext:value-type="float">
            <text:p>774609000</text:p>
          </table:table-cell>
          <table:table-cell office:value-type="float" office:value="774595000" calcext:value-type="float">
            <text:p>774595000</text:p>
          </table:table-cell>
          <table:table-cell office:value-type="float" office:value="774610000" calcext:value-type="float">
            <text:p>774610000</text:p>
          </table:table-cell>
          <table:table-cell office:value-type="float" office:value="774599000" calcext:value-type="float">
            <text:p>774599000</text:p>
          </table:table-cell>
          <table:table-cell office:value-type="float" office:value="774693000" calcext:value-type="float">
            <text:p>774693000</text:p>
          </table:table-cell>
          <table:table-cell office:value-type="float" office:value="774487000" calcext:value-type="float">
            <text:p>774487000</text:p>
          </table:table-cell>
          <table:table-cell office:value-type="float" office:value="774601000" calcext:value-type="float">
            <text:p>774601000</text:p>
          </table:table-cell>
          <table:table-cell office:value-type="float" office:value="774657000" calcext:value-type="float">
            <text:p>774657000</text:p>
          </table:table-cell>
          <table:table-cell office:value-type="float" office:value="774696000" calcext:value-type="float">
            <text:p>774696000</text:p>
          </table:table-cell>
          <table:table-cell office:value-type="float" office:value="774682000" calcext:value-type="float">
            <text:p>774682000</text:p>
          </table:table-cell>
          <table:table-cell office:value-type="float" office:value="774538000" calcext:value-type="float">
            <text:p>774538000</text:p>
          </table:table-cell>
          <table:table-cell office:value-type="float" office:value="774579000" calcext:value-type="float">
            <text:p>774579000</text:p>
          </table:table-cell>
          <table:table-cell office:value-type="float" office:value="774761000" calcext:value-type="float">
            <text:p>774761000</text:p>
          </table:table-cell>
          <table:table-cell office:value-type="float" office:value="774573000" calcext:value-type="float">
            <text:p>774573000</text:p>
          </table:table-cell>
          <table:table-cell office:value-type="float" office:value="774865000" calcext:value-type="float">
            <text:p>774865000</text:p>
          </table:table-cell>
          <table:table-cell office:value-type="float" office:value="774519000" calcext:value-type="float">
            <text:p>774519000</text:p>
          </table:table-cell>
          <table:table-cell office:value-type="float" office:value="774702000" calcext:value-type="float">
            <text:p>774702000</text:p>
          </table:table-cell>
          <table:table-cell office:value-type="float" office:value="774564000" calcext:value-type="float">
            <text:p>774564000</text:p>
          </table:table-cell>
          <table:table-cell office:value-type="float" office:value="774479000" calcext:value-type="float">
            <text:p>774479000</text:p>
          </table:table-cell>
          <table:table-cell office:value-type="float" office:value="774604000" calcext:value-type="float">
            <text:p>774604000</text:p>
          </table:table-cell>
          <table:table-cell office:value-type="float" office:value="774642000" calcext:value-type="float">
            <text:p>774642000</text:p>
          </table:table-cell>
          <table:table-cell office:value-type="float" office:value="774571000" calcext:value-type="float">
            <text:p>774571000</text:p>
          </table:table-cell>
          <table:table-cell office:value-type="float" office:value="774591000" calcext:value-type="float">
            <text:p>774591000</text:p>
          </table:table-cell>
          <table:table-cell office:value-type="float" office:value="774700000" calcext:value-type="float">
            <text:p>774700000</text:p>
          </table:table-cell>
          <table:table-cell office:value-type="float" office:value="774689000" calcext:value-type="float">
            <text:p>774689000</text:p>
          </table:table-cell>
          <table:table-cell office:value-type="float" office:value="774672000" calcext:value-type="float">
            <text:p>774672000</text:p>
          </table:table-cell>
          <table:table-cell office:value-type="float" office:value="774511000" calcext:value-type="float">
            <text:p>774511000</text:p>
          </table:table-cell>
          <table:table-cell table:number-columns-repeated="40" office:value-type="float" office:value="784064000" calcext:value-type="float">
            <text:p>784064000</text:p>
          </table:table-cell>
          <table:table-cell office:value-type="float" office:value="821079000" calcext:value-type="float">
            <text:p>821079000</text:p>
          </table:table-cell>
          <table:table-cell office:value-type="float" office:value="821032000" calcext:value-type="float">
            <text:p>821032000</text:p>
          </table:table-cell>
          <table:table-cell office:value-type="float" office:value="821114000" calcext:value-type="float">
            <text:p>821114000</text:p>
          </table:table-cell>
          <table:table-cell office:value-type="float" office:value="821053000" calcext:value-type="float">
            <text:p>821053000</text:p>
          </table:table-cell>
          <table:table-cell office:value-type="float" office:value="821099000" calcext:value-type="float">
            <text:p>821099000</text:p>
          </table:table-cell>
          <table:table-cell table:number-columns-repeated="3" office:value-type="float" office:value="821032000" calcext:value-type="float">
            <text:p>821032000</text:p>
          </table:table-cell>
          <table:table-cell office:value-type="float" office:value="821056000" calcext:value-type="float">
            <text:p>821056000</text:p>
          </table:table-cell>
          <table:table-cell office:value-type="float" office:value="821032000" calcext:value-type="float">
            <text:p>821032000</text:p>
          </table:table-cell>
          <table:table-cell office:value-type="float" office:value="821137000" calcext:value-type="float">
            <text:p>821137000</text:p>
          </table:table-cell>
          <table:table-cell table:number-columns-repeated="3" office:value-type="float" office:value="821032000" calcext:value-type="float">
            <text:p>821032000</text:p>
          </table:table-cell>
          <table:table-cell office:value-type="float" office:value="821118000" calcext:value-type="float">
            <text:p>821118000</text:p>
          </table:table-cell>
          <table:table-cell table:number-columns-repeated="5" office:value-type="float" office:value="821032000" calcext:value-type="float">
            <text:p>821032000</text:p>
          </table:table-cell>
          <table:table-cell office:value-type="float" office:value="821039000" calcext:value-type="float">
            <text:p>821039000</text:p>
          </table:table-cell>
          <table:table-cell office:value-type="float" office:value="821159000" calcext:value-type="float">
            <text:p>821159000</text:p>
          </table:table-cell>
          <table:table-cell office:value-type="float" office:value="821032000" calcext:value-type="float">
            <text:p>821032000</text:p>
          </table:table-cell>
          <table:table-cell office:value-type="float" office:value="821134000" calcext:value-type="float">
            <text:p>821134000</text:p>
          </table:table-cell>
          <table:table-cell office:value-type="float" office:value="821021000" calcext:value-type="float">
            <text:p>821021000</text:p>
          </table:table-cell>
          <table:table-cell office:value-type="float" office:value="821032000" calcext:value-type="float">
            <text:p>821032000</text:p>
          </table:table-cell>
          <table:table-cell office:value-type="float" office:value="821118000" calcext:value-type="float">
            <text:p>821118000</text:p>
          </table:table-cell>
          <table:table-cell office:value-type="float" office:value="821032000" calcext:value-type="float">
            <text:p>821032000</text:p>
          </table:table-cell>
          <table:table-cell office:value-type="float" office:value="821127000" calcext:value-type="float">
            <text:p>821127000</text:p>
          </table:table-cell>
          <table:table-cell office:value-type="float" office:value="821115000" calcext:value-type="float">
            <text:p>821115000</text:p>
          </table:table-cell>
          <table:table-cell office:value-type="float" office:value="821074000" calcext:value-type="float">
            <text:p>821074000</text:p>
          </table:table-cell>
          <table:table-cell table:number-columns-repeated="6" office:value-type="float" office:value="821032000" calcext:value-type="float">
            <text:p>821032000</text:p>
          </table:table-cell>
          <table:table-cell office:value-type="float" office:value="821060000" calcext:value-type="float">
            <text:p>821060000</text:p>
          </table:table-cell>
          <table:table-cell office:value-type="float" office:value="821032000" calcext:value-type="float">
            <text:p>821032000</text:p>
          </table:table-cell>
          <table:table-cell office:value-type="float" office:value="821160000" calcext:value-type="float">
            <text:p>821160000</text:p>
          </table:table-cell>
          <table:table-cell table:number-columns-repeated="5" office:value-type="float" office:value="821032000" calcext:value-type="float">
            <text:p>821032000</text:p>
          </table:table-cell>
          <table:table-cell office:value-type="float" office:value="821138000" calcext:value-type="float">
            <text:p>821138000</text:p>
          </table:table-cell>
          <table:table-cell office:value-type="float" office:value="821050000" calcext:value-type="float">
            <text:p>821050000</text:p>
          </table:table-cell>
          <table:table-cell office:value-type="float" office:value="821032000" calcext:value-type="float">
            <text:p>821032000</text:p>
          </table:table-cell>
          <table:table-cell office:value-type="float" office:value="821109000" calcext:value-type="float">
            <text:p>821109000</text:p>
          </table:table-cell>
          <table:table-cell office:value-type="float" office:value="821032000" calcext:value-type="float">
            <text:p>821032000</text:p>
          </table:table-cell>
          <table:table-cell table:number-columns-repeated="60" office:value-type="float" office:value="823864000" calcext:value-type="float">
            <text:p>823864000</text:p>
          </table:table-cell>
          <table:table-cell office:value-type="float" office:value="825894000" calcext:value-type="float">
            <text:p>825894000</text:p>
          </table:table-cell>
        </table:table-row>
        <table:table-row table:style-name="ro1">
          <table:table-cell/>
          <table:table-cell office:value-type="float" office:value="697678000" calcext:value-type="float">
            <text:p>697678000</text:p>
          </table:table-cell>
          <table:table-cell office:value-type="float" office:value="696184000" calcext:value-type="float">
            <text:p>696184000</text:p>
          </table:table-cell>
          <table:table-cell office:value-type="float" office:value="698341000" calcext:value-type="float">
            <text:p>698341000</text:p>
          </table:table-cell>
          <table:table-cell office:value-type="float" office:value="699787000" calcext:value-type="float">
            <text:p>699787000</text:p>
          </table:table-cell>
          <table:table-cell office:value-type="float" office:value="697305000" calcext:value-type="float">
            <text:p>697305000</text:p>
          </table:table-cell>
          <table:table-cell office:value-type="float" office:value="698766000" calcext:value-type="float">
            <text:p>698766000</text:p>
          </table:table-cell>
          <table:table-cell office:value-type="float" office:value="697607000" calcext:value-type="float">
            <text:p>697607000</text:p>
          </table:table-cell>
          <table:table-cell office:value-type="float" office:value="699655000" calcext:value-type="float">
            <text:p>699655000</text:p>
          </table:table-cell>
          <table:table-cell office:value-type="float" office:value="700896000" calcext:value-type="float">
            <text:p>700896000</text:p>
          </table:table-cell>
          <table:table-cell office:value-type="float" office:value="699411000" calcext:value-type="float">
            <text:p>699411000</text:p>
          </table:table-cell>
          <table:table-cell office:value-type="float" office:value="700294000" calcext:value-type="float">
            <text:p>700294000</text:p>
          </table:table-cell>
          <table:table-cell office:value-type="float" office:value="695329000" calcext:value-type="float">
            <text:p>695329000</text:p>
          </table:table-cell>
          <table:table-cell office:value-type="float" office:value="698659000" calcext:value-type="float">
            <text:p>698659000</text:p>
          </table:table-cell>
          <table:table-cell office:value-type="float" office:value="698414000" calcext:value-type="float">
            <text:p>698414000</text:p>
          </table:table-cell>
          <table:table-cell office:value-type="float" office:value="699842000" calcext:value-type="float">
            <text:p>699842000</text:p>
          </table:table-cell>
          <table:table-cell office:value-type="float" office:value="700759000" calcext:value-type="float">
            <text:p>700759000</text:p>
          </table:table-cell>
          <table:table-cell office:value-type="float" office:value="698168000" calcext:value-type="float">
            <text:p>698168000</text:p>
          </table:table-cell>
          <table:table-cell office:value-type="float" office:value="703992000" calcext:value-type="float">
            <text:p>703992000</text:p>
          </table:table-cell>
          <table:table-cell office:value-type="float" office:value="700373000" calcext:value-type="float">
            <text:p>700373000</text:p>
          </table:table-cell>
          <table:table-cell office:value-type="float" office:value="697626000" calcext:value-type="float">
            <text:p>697626000</text:p>
          </table:table-cell>
          <table:table-cell table:number-columns-repeated="30" office:value-type="float" office:value="703992000" calcext:value-type="float">
            <text:p>703992000</text:p>
          </table:table-cell>
          <table:table-cell office:value-type="float" office:value="764569000" calcext:value-type="float">
            <text:p>764569000</text:p>
          </table:table-cell>
          <table:table-cell office:value-type="float" office:value="763949000" calcext:value-type="float">
            <text:p>763949000</text:p>
          </table:table-cell>
          <table:table-cell office:value-type="float" office:value="764967000" calcext:value-type="float">
            <text:p>764967000</text:p>
          </table:table-cell>
          <table:table-cell office:value-type="float" office:value="764131000" calcext:value-type="float">
            <text:p>764131000</text:p>
          </table:table-cell>
          <table:table-cell office:value-type="float" office:value="764713000" calcext:value-type="float">
            <text:p>764713000</text:p>
          </table:table-cell>
          <table:table-cell office:value-type="float" office:value="765013000" calcext:value-type="float">
            <text:p>765013000</text:p>
          </table:table-cell>
          <table:table-cell table:number-columns-repeated="2" office:value-type="float" office:value="764035000" calcext:value-type="float">
            <text:p>764035000</text:p>
          </table:table-cell>
          <table:table-cell office:value-type="float" office:value="764733000" calcext:value-type="float">
            <text:p>764733000</text:p>
          </table:table-cell>
          <table:table-cell office:value-type="float" office:value="763803000" calcext:value-type="float">
            <text:p>763803000</text:p>
          </table:table-cell>
          <table:table-cell office:value-type="float" office:value="764355000" calcext:value-type="float">
            <text:p>764355000</text:p>
          </table:table-cell>
          <table:table-cell office:value-type="float" office:value="764014000" calcext:value-type="float">
            <text:p>764014000</text:p>
          </table:table-cell>
          <table:table-cell office:value-type="float" office:value="763872000" calcext:value-type="float">
            <text:p>763872000</text:p>
          </table:table-cell>
          <table:table-cell office:value-type="float" office:value="763811000" calcext:value-type="float">
            <text:p>763811000</text:p>
          </table:table-cell>
          <table:table-cell office:value-type="float" office:value="764281000" calcext:value-type="float">
            <text:p>764281000</text:p>
          </table:table-cell>
          <table:table-cell office:value-type="float" office:value="764222000" calcext:value-type="float">
            <text:p>764222000</text:p>
          </table:table-cell>
          <table:table-cell office:value-type="float" office:value="764848000" calcext:value-type="float">
            <text:p>764848000</text:p>
          </table:table-cell>
          <table:table-cell office:value-type="float" office:value="764305000" calcext:value-type="float">
            <text:p>764305000</text:p>
          </table:table-cell>
          <table:table-cell office:value-type="float" office:value="763867000" calcext:value-type="float">
            <text:p>763867000</text:p>
          </table:table-cell>
          <table:table-cell office:value-type="float" office:value="764146000" calcext:value-type="float">
            <text:p>764146000</text:p>
          </table:table-cell>
          <table:table-cell office:value-type="float" office:value="764702000" calcext:value-type="float">
            <text:p>764702000</text:p>
          </table:table-cell>
          <table:table-cell office:value-type="float" office:value="764086000" calcext:value-type="float">
            <text:p>764086000</text:p>
          </table:table-cell>
          <table:table-cell office:value-type="float" office:value="764197000" calcext:value-type="float">
            <text:p>764197000</text:p>
          </table:table-cell>
          <table:table-cell office:value-type="float" office:value="764383000" calcext:value-type="float">
            <text:p>764383000</text:p>
          </table:table-cell>
          <table:table-cell office:value-type="float" office:value="764759000" calcext:value-type="float">
            <text:p>764759000</text:p>
          </table:table-cell>
          <table:table-cell office:value-type="float" office:value="763800000" calcext:value-type="float">
            <text:p>763800000</text:p>
          </table:table-cell>
          <table:table-cell office:value-type="float" office:value="764996000" calcext:value-type="float">
            <text:p>764996000</text:p>
          </table:table-cell>
          <table:table-cell office:value-type="float" office:value="763668000" calcext:value-type="float">
            <text:p>763668000</text:p>
          </table:table-cell>
          <table:table-cell office:value-type="float" office:value="764059000" calcext:value-type="float">
            <text:p>764059000</text:p>
          </table:table-cell>
          <table:table-cell office:value-type="float" office:value="764442000" calcext:value-type="float">
            <text:p>764442000</text:p>
          </table:table-cell>
          <table:table-cell office:value-type="float" office:value="764606000" calcext:value-type="float">
            <text:p>764606000</text:p>
          </table:table-cell>
          <table:table-cell office:value-type="float" office:value="764555000" calcext:value-type="float">
            <text:p>764555000</text:p>
          </table:table-cell>
          <table:table-cell office:value-type="float" office:value="764422000" calcext:value-type="float">
            <text:p>764422000</text:p>
          </table:table-cell>
          <table:table-cell office:value-type="float" office:value="764893000" calcext:value-type="float">
            <text:p>764893000</text:p>
          </table:table-cell>
          <table:table-cell office:value-type="float" office:value="764349000" calcext:value-type="float">
            <text:p>764349000</text:p>
          </table:table-cell>
          <table:table-cell office:value-type="float" office:value="764189000" calcext:value-type="float">
            <text:p>764189000</text:p>
          </table:table-cell>
          <table:table-cell office:value-type="float" office:value="763740000" calcext:value-type="float">
            <text:p>763740000</text:p>
          </table:table-cell>
          <table:table-cell office:value-type="float" office:value="763622000" calcext:value-type="float">
            <text:p>763622000</text:p>
          </table:table-cell>
          <table:table-cell office:value-type="float" office:value="764968000" calcext:value-type="float">
            <text:p>764968000</text:p>
          </table:table-cell>
          <table:table-cell office:value-type="float" office:value="763947000" calcext:value-type="float">
            <text:p>763947000</text:p>
          </table:table-cell>
          <table:table-cell office:value-type="float" office:value="763914000" calcext:value-type="float">
            <text:p>763914000</text:p>
          </table:table-cell>
          <table:table-cell office:value-type="float" office:value="777420000" calcext:value-type="float">
            <text:p>777420000</text:p>
          </table:table-cell>
          <table:table-cell office:value-type="float" office:value="777554000" calcext:value-type="float">
            <text:p>777554000</text:p>
          </table:table-cell>
          <table:table-cell office:value-type="float" office:value="777298000" calcext:value-type="float">
            <text:p>777298000</text:p>
          </table:table-cell>
          <table:table-cell office:value-type="float" office:value="777228000" calcext:value-type="float">
            <text:p>777228000</text:p>
          </table:table-cell>
          <table:table-cell office:value-type="float" office:value="777218000" calcext:value-type="float">
            <text:p>777218000</text:p>
          </table:table-cell>
          <table:table-cell office:value-type="float" office:value="777233000" calcext:value-type="float">
            <text:p>777233000</text:p>
          </table:table-cell>
          <table:table-cell office:value-type="float" office:value="777191000" calcext:value-type="float">
            <text:p>777191000</text:p>
          </table:table-cell>
          <table:table-cell office:value-type="float" office:value="777221000" calcext:value-type="float">
            <text:p>777221000</text:p>
          </table:table-cell>
          <table:table-cell office:value-type="float" office:value="777334000" calcext:value-type="float">
            <text:p>777334000</text:p>
          </table:table-cell>
          <table:table-cell office:value-type="float" office:value="777325000" calcext:value-type="float">
            <text:p>777325000</text:p>
          </table:table-cell>
          <table:table-cell office:value-type="float" office:value="777453000" calcext:value-type="float">
            <text:p>777453000</text:p>
          </table:table-cell>
          <table:table-cell office:value-type="float" office:value="777372000" calcext:value-type="float">
            <text:p>777372000</text:p>
          </table:table-cell>
          <table:table-cell office:value-type="float" office:value="777286000" calcext:value-type="float">
            <text:p>777286000</text:p>
          </table:table-cell>
          <table:table-cell office:value-type="float" office:value="777400000" calcext:value-type="float">
            <text:p>777400000</text:p>
          </table:table-cell>
          <table:table-cell office:value-type="float" office:value="777234000" calcext:value-type="float">
            <text:p>777234000</text:p>
          </table:table-cell>
          <table:table-cell office:value-type="float" office:value="777259000" calcext:value-type="float">
            <text:p>777259000</text:p>
          </table:table-cell>
          <table:table-cell office:value-type="float" office:value="777350000" calcext:value-type="float">
            <text:p>777350000</text:p>
          </table:table-cell>
          <table:table-cell office:value-type="float" office:value="777173000" calcext:value-type="float">
            <text:p>777173000</text:p>
          </table:table-cell>
          <table:table-cell office:value-type="float" office:value="777372000" calcext:value-type="float">
            <text:p>777372000</text:p>
          </table:table-cell>
          <table:table-cell office:value-type="float" office:value="777249000" calcext:value-type="float">
            <text:p>777249000</text:p>
          </table:table-cell>
          <table:table-cell office:value-type="float" office:value="777258000" calcext:value-type="float">
            <text:p>777258000</text:p>
          </table:table-cell>
          <table:table-cell office:value-type="float" office:value="777288000" calcext:value-type="float">
            <text:p>777288000</text:p>
          </table:table-cell>
          <table:table-cell office:value-type="float" office:value="777180000" calcext:value-type="float">
            <text:p>777180000</text:p>
          </table:table-cell>
          <table:table-cell office:value-type="float" office:value="777496000" calcext:value-type="float">
            <text:p>777496000</text:p>
          </table:table-cell>
          <table:table-cell office:value-type="float" office:value="777308000" calcext:value-type="float">
            <text:p>777308000</text:p>
          </table:table-cell>
          <table:table-cell office:value-type="float" office:value="777289000" calcext:value-type="float">
            <text:p>777289000</text:p>
          </table:table-cell>
          <table:table-cell office:value-type="float" office:value="777268000" calcext:value-type="float">
            <text:p>777268000</text:p>
          </table:table-cell>
          <table:table-cell office:value-type="float" office:value="777236000" calcext:value-type="float">
            <text:p>777236000</text:p>
          </table:table-cell>
          <table:table-cell office:value-type="float" office:value="777416000" calcext:value-type="float">
            <text:p>777416000</text:p>
          </table:table-cell>
          <table:table-cell office:value-type="float" office:value="777361000" calcext:value-type="float">
            <text:p>777361000</text:p>
          </table:table-cell>
          <table:table-cell office:value-type="float" office:value="777282000" calcext:value-type="float">
            <text:p>777282000</text:p>
          </table:table-cell>
          <table:table-cell office:value-type="float" office:value="777328000" calcext:value-type="float">
            <text:p>777328000</text:p>
          </table:table-cell>
          <table:table-cell office:value-type="float" office:value="777221000" calcext:value-type="float">
            <text:p>777221000</text:p>
          </table:table-cell>
          <table:table-cell office:value-type="float" office:value="777291000" calcext:value-type="float">
            <text:p>777291000</text:p>
          </table:table-cell>
          <table:table-cell office:value-type="float" office:value="777337000" calcext:value-type="float">
            <text:p>777337000</text:p>
          </table:table-cell>
          <table:table-cell office:value-type="float" office:value="777273000" calcext:value-type="float">
            <text:p>777273000</text:p>
          </table:table-cell>
          <table:table-cell office:value-type="float" office:value="777325000" calcext:value-type="float">
            <text:p>777325000</text:p>
          </table:table-cell>
          <table:table-cell office:value-type="float" office:value="777226000" calcext:value-type="float">
            <text:p>777226000</text:p>
          </table:table-cell>
          <table:table-cell office:value-type="float" office:value="777523000" calcext:value-type="float">
            <text:p>777523000</text:p>
          </table:table-cell>
          <table:table-cell office:value-type="float" office:value="777296000" calcext:value-type="float">
            <text:p>777296000</text:p>
          </table:table-cell>
          <table:table-cell office:value-type="float" office:value="777269000" calcext:value-type="float">
            <text:p>777269000</text:p>
          </table:table-cell>
          <table:table-cell office:value-type="float" office:value="777323000" calcext:value-type="float">
            <text:p>777323000</text:p>
          </table:table-cell>
          <table:table-cell office:value-type="float" office:value="777222000" calcext:value-type="float">
            <text:p>777222000</text:p>
          </table:table-cell>
          <table:table-cell office:value-type="float" office:value="777263000" calcext:value-type="float">
            <text:p>777263000</text:p>
          </table:table-cell>
          <table:table-cell office:value-type="float" office:value="777215000" calcext:value-type="float">
            <text:p>777215000</text:p>
          </table:table-cell>
          <table:table-cell office:value-type="float" office:value="777218000" calcext:value-type="float">
            <text:p>777218000</text:p>
          </table:table-cell>
          <table:table-cell office:value-type="float" office:value="777338000" calcext:value-type="float">
            <text:p>777338000</text:p>
          </table:table-cell>
          <table:table-cell office:value-type="float" office:value="777335000" calcext:value-type="float">
            <text:p>777335000</text:p>
          </table:table-cell>
          <table:table-cell office:value-type="float" office:value="777228000" calcext:value-type="float">
            <text:p>777228000</text:p>
          </table:table-cell>
          <table:table-cell office:value-type="float" office:value="777241000" calcext:value-type="float">
            <text:p>777241000</text:p>
          </table:table-cell>
          <table:table-cell table:number-columns-repeated="59" office:value-type="float" office:value="785444000" calcext:value-type="float">
            <text:p>785444000</text:p>
          </table:table-cell>
          <table:table-cell office:value-type="float" office:value="795076000" calcext:value-type="float">
            <text:p>795076000</text:p>
          </table:table-cell>
        </table:table-row>
        <table:table-row table:style-name="ro1">
          <table:table-cell office:value-type="string" calcext:value-type="string">
            <text:p>w/o slack</text:p>
          </table:table-cell>
          <table:table-cell office:value-type="float" office:value="697688000" calcext:value-type="float">
            <text:p>697688000</text:p>
          </table:table-cell>
          <table:table-cell office:value-type="float" office:value="694473000" calcext:value-type="float">
            <text:p>694473000</text:p>
          </table:table-cell>
          <table:table-cell office:value-type="float" office:value="694308000" calcext:value-type="float">
            <text:p>694308000</text:p>
          </table:table-cell>
          <table:table-cell office:value-type="float" office:value="701598000" calcext:value-type="float">
            <text:p>701598000</text:p>
          </table:table-cell>
          <table:table-cell office:value-type="float" office:value="695903000" calcext:value-type="float">
            <text:p>695903000</text:p>
          </table:table-cell>
          <table:table-cell office:value-type="float" office:value="694979000" calcext:value-type="float">
            <text:p>694979000</text:p>
          </table:table-cell>
          <table:table-cell office:value-type="float" office:value="694646000" calcext:value-type="float">
            <text:p>694646000</text:p>
          </table:table-cell>
          <table:table-cell office:value-type="float" office:value="694843000" calcext:value-type="float">
            <text:p>694843000</text:p>
          </table:table-cell>
          <table:table-cell office:value-type="float" office:value="694544000" calcext:value-type="float">
            <text:p>694544000</text:p>
          </table:table-cell>
          <table:table-cell office:value-type="float" office:value="697053000" calcext:value-type="float">
            <text:p>697053000</text:p>
          </table:table-cell>
          <table:table-cell office:value-type="float" office:value="696110000" calcext:value-type="float">
            <text:p>696110000</text:p>
          </table:table-cell>
          <table:table-cell office:value-type="float" office:value="696079000" calcext:value-type="float">
            <text:p>696079000</text:p>
          </table:table-cell>
          <table:table-cell office:value-type="float" office:value="695225000" calcext:value-type="float">
            <text:p>695225000</text:p>
          </table:table-cell>
          <table:table-cell office:value-type="float" office:value="695250000" calcext:value-type="float">
            <text:p>695250000</text:p>
          </table:table-cell>
          <table:table-cell office:value-type="float" office:value="696814000" calcext:value-type="float">
            <text:p>696814000</text:p>
          </table:table-cell>
          <table:table-cell office:value-type="float" office:value="697634000" calcext:value-type="float">
            <text:p>697634000</text:p>
          </table:table-cell>
          <table:table-cell office:value-type="float" office:value="695202000" calcext:value-type="float">
            <text:p>695202000</text:p>
          </table:table-cell>
          <table:table-cell office:value-type="float" office:value="696507000" calcext:value-type="float">
            <text:p>696507000</text:p>
          </table:table-cell>
          <table:table-cell office:value-type="float" office:value="695586000" calcext:value-type="float">
            <text:p>695586000</text:p>
          </table:table-cell>
          <table:table-cell office:value-type="float" office:value="695061000" calcext:value-type="float">
            <text:p>695061000</text:p>
          </table:table-cell>
          <table:table-cell office:value-type="float" office:value="724293000" calcext:value-type="float">
            <text:p>724293000</text:p>
          </table:table-cell>
          <table:table-cell office:value-type="float" office:value="724331000" calcext:value-type="float">
            <text:p>724331000</text:p>
          </table:table-cell>
          <table:table-cell office:value-type="float" office:value="724289000" calcext:value-type="float">
            <text:p>724289000</text:p>
          </table:table-cell>
          <table:table-cell office:value-type="float" office:value="724322000" calcext:value-type="float">
            <text:p>724322000</text:p>
          </table:table-cell>
          <table:table-cell office:value-type="float" office:value="724331000" calcext:value-type="float">
            <text:p>724331000</text:p>
          </table:table-cell>
          <table:table-cell office:value-type="float" office:value="724298000" calcext:value-type="float">
            <text:p>724298000</text:p>
          </table:table-cell>
          <table:table-cell office:value-type="float" office:value="724289000" calcext:value-type="float">
            <text:p>724289000</text:p>
          </table:table-cell>
          <table:table-cell office:value-type="float" office:value="724322000" calcext:value-type="float">
            <text:p>724322000</text:p>
          </table:table-cell>
          <table:table-cell office:value-type="float" office:value="724279000" calcext:value-type="float">
            <text:p>724279000</text:p>
          </table:table-cell>
          <table:table-cell office:value-type="float" office:value="724293000" calcext:value-type="float">
            <text:p>724293000</text:p>
          </table:table-cell>
          <table:table-cell office:value-type="float" office:value="724276000" calcext:value-type="float">
            <text:p>724276000</text:p>
          </table:table-cell>
          <table:table-cell office:value-type="float" office:value="724331000" calcext:value-type="float">
            <text:p>724331000</text:p>
          </table:table-cell>
          <table:table-cell office:value-type="float" office:value="724267000" calcext:value-type="float">
            <text:p>724267000</text:p>
          </table:table-cell>
          <table:table-cell office:value-type="float" office:value="724331000" calcext:value-type="float">
            <text:p>724331000</text:p>
          </table:table-cell>
          <table:table-cell office:value-type="float" office:value="724298000" calcext:value-type="float">
            <text:p>724298000</text:p>
          </table:table-cell>
          <table:table-cell office:value-type="float" office:value="724293000" calcext:value-type="float">
            <text:p>724293000</text:p>
          </table:table-cell>
          <table:table-cell office:value-type="float" office:value="724239000" calcext:value-type="float">
            <text:p>724239000</text:p>
          </table:table-cell>
          <table:table-cell office:value-type="float" office:value="724293000" calcext:value-type="float">
            <text:p>724293000</text:p>
          </table:table-cell>
          <table:table-cell office:value-type="float" office:value="724326000" calcext:value-type="float">
            <text:p>724326000</text:p>
          </table:table-cell>
          <table:table-cell office:value-type="float" office:value="724239000" calcext:value-type="float">
            <text:p>724239000</text:p>
          </table:table-cell>
          <table:table-cell table:number-columns-repeated="2" office:value-type="float" office:value="724289000" calcext:value-type="float">
            <text:p>724289000</text:p>
          </table:table-cell>
          <table:table-cell office:value-type="float" office:value="724271000" calcext:value-type="float">
            <text:p>724271000</text:p>
          </table:table-cell>
          <table:table-cell office:value-type="float" office:value="724301000" calcext:value-type="float">
            <text:p>724301000</text:p>
          </table:table-cell>
          <table:table-cell office:value-type="float" office:value="724322000" calcext:value-type="float">
            <text:p>724322000</text:p>
          </table:table-cell>
          <table:table-cell office:value-type="float" office:value="724290000" calcext:value-type="float">
            <text:p>724290000</text:p>
          </table:table-cell>
          <table:table-cell office:value-type="float" office:value="724298000" calcext:value-type="float">
            <text:p>724298000</text:p>
          </table:table-cell>
          <table:table-cell table:number-columns-repeated="2" office:value-type="float" office:value="724289000" calcext:value-type="float">
            <text:p>724289000</text:p>
          </table:table-cell>
          <table:table-cell office:value-type="float" office:value="724305000" calcext:value-type="float">
            <text:p>724305000</text:p>
          </table:table-cell>
          <table:table-cell office:value-type="float" office:value="741736000" calcext:value-type="float">
            <text:p>741736000</text:p>
          </table:table-cell>
          <table:table-cell office:value-type="float" office:value="740815000" calcext:value-type="float">
            <text:p>740815000</text:p>
          </table:table-cell>
          <table:table-cell office:value-type="float" office:value="741437000" calcext:value-type="float">
            <text:p>741437000</text:p>
          </table:table-cell>
          <table:table-cell office:value-type="float" office:value="740557000" calcext:value-type="float">
            <text:p>740557000</text:p>
          </table:table-cell>
          <table:table-cell office:value-type="float" office:value="741852000" calcext:value-type="float">
            <text:p>741852000</text:p>
          </table:table-cell>
          <table:table-cell office:value-type="float" office:value="741877000" calcext:value-type="float">
            <text:p>741877000</text:p>
          </table:table-cell>
          <table:table-cell office:value-type="float" office:value="740727000" calcext:value-type="float">
            <text:p>740727000</text:p>
          </table:table-cell>
          <table:table-cell office:value-type="float" office:value="742203000" calcext:value-type="float">
            <text:p>742203000</text:p>
          </table:table-cell>
          <table:table-cell office:value-type="float" office:value="739865000" calcext:value-type="float">
            <text:p>739865000</text:p>
          </table:table-cell>
          <table:table-cell office:value-type="float" office:value="741566000" calcext:value-type="float">
            <text:p>741566000</text:p>
          </table:table-cell>
          <table:table-cell office:value-type="float" office:value="742063000" calcext:value-type="float">
            <text:p>742063000</text:p>
          </table:table-cell>
          <table:table-cell office:value-type="float" office:value="741866000" calcext:value-type="float">
            <text:p>741866000</text:p>
          </table:table-cell>
          <table:table-cell office:value-type="float" office:value="741802000" calcext:value-type="float">
            <text:p>741802000</text:p>
          </table:table-cell>
          <table:table-cell office:value-type="float" office:value="742550000" calcext:value-type="float">
            <text:p>742550000</text:p>
          </table:table-cell>
          <table:table-cell office:value-type="float" office:value="742438000" calcext:value-type="float">
            <text:p>742438000</text:p>
          </table:table-cell>
          <table:table-cell office:value-type="float" office:value="740658000" calcext:value-type="float">
            <text:p>740658000</text:p>
          </table:table-cell>
          <table:table-cell office:value-type="float" office:value="740047000" calcext:value-type="float">
            <text:p>740047000</text:p>
          </table:table-cell>
          <table:table-cell office:value-type="float" office:value="740984000" calcext:value-type="float">
            <text:p>740984000</text:p>
          </table:table-cell>
          <table:table-cell office:value-type="float" office:value="741367000" calcext:value-type="float">
            <text:p>741367000</text:p>
          </table:table-cell>
          <table:table-cell office:value-type="float" office:value="740569000" calcext:value-type="float">
            <text:p>740569000</text:p>
          </table:table-cell>
          <table:table-cell office:value-type="float" office:value="739849000" calcext:value-type="float">
            <text:p>739849000</text:p>
          </table:table-cell>
          <table:table-cell office:value-type="float" office:value="740472000" calcext:value-type="float">
            <text:p>740472000</text:p>
          </table:table-cell>
          <table:table-cell office:value-type="float" office:value="741708000" calcext:value-type="float">
            <text:p>741708000</text:p>
          </table:table-cell>
          <table:table-cell office:value-type="float" office:value="741734000" calcext:value-type="float">
            <text:p>741734000</text:p>
          </table:table-cell>
          <table:table-cell office:value-type="float" office:value="740653000" calcext:value-type="float">
            <text:p>740653000</text:p>
          </table:table-cell>
          <table:table-cell office:value-type="float" office:value="741012000" calcext:value-type="float">
            <text:p>741012000</text:p>
          </table:table-cell>
          <table:table-cell office:value-type="float" office:value="741019000" calcext:value-type="float">
            <text:p>741019000</text:p>
          </table:table-cell>
          <table:table-cell office:value-type="float" office:value="740934000" calcext:value-type="float">
            <text:p>740934000</text:p>
          </table:table-cell>
          <table:table-cell office:value-type="float" office:value="740586000" calcext:value-type="float">
            <text:p>740586000</text:p>
          </table:table-cell>
          <table:table-cell office:value-type="float" office:value="740802000" calcext:value-type="float">
            <text:p>740802000</text:p>
          </table:table-cell>
          <table:table-cell office:value-type="float" office:value="741954000" calcext:value-type="float">
            <text:p>741954000</text:p>
          </table:table-cell>
          <table:table-cell office:value-type="float" office:value="741061000" calcext:value-type="float">
            <text:p>741061000</text:p>
          </table:table-cell>
          <table:table-cell office:value-type="float" office:value="740936000" calcext:value-type="float">
            <text:p>740936000</text:p>
          </table:table-cell>
          <table:table-cell office:value-type="float" office:value="742093000" calcext:value-type="float">
            <text:p>742093000</text:p>
          </table:table-cell>
          <table:table-cell office:value-type="float" office:value="741474000" calcext:value-type="float">
            <text:p>741474000</text:p>
          </table:table-cell>
          <table:table-cell office:value-type="float" office:value="741871000" calcext:value-type="float">
            <text:p>741871000</text:p>
          </table:table-cell>
          <table:table-cell office:value-type="float" office:value="741714000" calcext:value-type="float">
            <text:p>741714000</text:p>
          </table:table-cell>
          <table:table-cell office:value-type="float" office:value="741337000" calcext:value-type="float">
            <text:p>741337000</text:p>
          </table:table-cell>
          <table:table-cell office:value-type="float" office:value="741681000" calcext:value-type="float">
            <text:p>741681000</text:p>
          </table:table-cell>
          <table:table-cell office:value-type="float" office:value="741875000" calcext:value-type="float">
            <text:p>741875000</text:p>
          </table:table-cell>
          <table:table-cell office:value-type="float" office:value="772103000" calcext:value-type="float">
            <text:p>772103000</text:p>
          </table:table-cell>
          <table:table-cell office:value-type="float" office:value="772100000" calcext:value-type="float">
            <text:p>772100000</text:p>
          </table:table-cell>
          <table:table-cell office:value-type="float" office:value="772103000" calcext:value-type="float">
            <text:p>772103000</text:p>
          </table:table-cell>
          <table:table-cell office:value-type="float" office:value="772094000" calcext:value-type="float">
            <text:p>772094000</text:p>
          </table:table-cell>
          <table:table-cell office:value-type="float" office:value="772107000" calcext:value-type="float">
            <text:p>772107000</text:p>
          </table:table-cell>
          <table:table-cell office:value-type="float" office:value="772202000" calcext:value-type="float">
            <text:p>772202000</text:p>
          </table:table-cell>
          <table:table-cell table:number-columns-repeated="2" office:value-type="float" office:value="772103000" calcext:value-type="float">
            <text:p>772103000</text:p>
          </table:table-cell>
          <table:table-cell office:value-type="float" office:value="772101000" calcext:value-type="float">
            <text:p>772101000</text:p>
          </table:table-cell>
          <table:table-cell office:value-type="float" office:value="772103000" calcext:value-type="float">
            <text:p>772103000</text:p>
          </table:table-cell>
          <table:table-cell office:value-type="float" office:value="772100000" calcext:value-type="float">
            <text:p>772100000</text:p>
          </table:table-cell>
          <table:table-cell table:number-columns-repeated="2" office:value-type="float" office:value="772101000" calcext:value-type="float">
            <text:p>772101000</text:p>
          </table:table-cell>
          <table:table-cell office:value-type="float" office:value="772100000" calcext:value-type="float">
            <text:p>772100000</text:p>
          </table:table-cell>
          <table:table-cell office:value-type="float" office:value="772090000" calcext:value-type="float">
            <text:p>772090000</text:p>
          </table:table-cell>
          <table:table-cell office:value-type="float" office:value="772101000" calcext:value-type="float">
            <text:p>772101000</text:p>
          </table:table-cell>
          <table:table-cell office:value-type="float" office:value="772100000" calcext:value-type="float">
            <text:p>772100000</text:p>
          </table:table-cell>
          <table:table-cell table:number-columns-repeated="2" office:value-type="float" office:value="772101000" calcext:value-type="float">
            <text:p>772101000</text:p>
          </table:table-cell>
          <table:table-cell office:value-type="float" office:value="772138000" calcext:value-type="float">
            <text:p>772138000</text:p>
          </table:table-cell>
          <table:table-cell office:value-type="float" office:value="772095000" calcext:value-type="float">
            <text:p>772095000</text:p>
          </table:table-cell>
          <table:table-cell office:value-type="float" office:value="772149000" calcext:value-type="float">
            <text:p>772149000</text:p>
          </table:table-cell>
          <table:table-cell office:value-type="float" office:value="772202000" calcext:value-type="float">
            <text:p>772202000</text:p>
          </table:table-cell>
          <table:table-cell office:value-type="float" office:value="772092000" calcext:value-type="float">
            <text:p>772092000</text:p>
          </table:table-cell>
          <table:table-cell office:value-type="float" office:value="772101000" calcext:value-type="float">
            <text:p>772101000</text:p>
          </table:table-cell>
          <table:table-cell office:value-type="float" office:value="772090000" calcext:value-type="float">
            <text:p>772090000</text:p>
          </table:table-cell>
          <table:table-cell office:value-type="float" office:value="772101000" calcext:value-type="float">
            <text:p>772101000</text:p>
          </table:table-cell>
          <table:table-cell office:value-type="float" office:value="772102000" calcext:value-type="float">
            <text:p>772102000</text:p>
          </table:table-cell>
          <table:table-cell office:value-type="float" office:value="772083000" calcext:value-type="float">
            <text:p>772083000</text:p>
          </table:table-cell>
          <table:table-cell office:value-type="float" office:value="772176000" calcext:value-type="float">
            <text:p>772176000</text:p>
          </table:table-cell>
          <table:table-cell office:value-type="float" office:value="772102000" calcext:value-type="float">
            <text:p>772102000</text:p>
          </table:table-cell>
          <table:table-cell office:value-type="float" office:value="772100000" calcext:value-type="float">
            <text:p>772100000</text:p>
          </table:table-cell>
          <table:table-cell office:value-type="float" office:value="772155000" calcext:value-type="float">
            <text:p>772155000</text:p>
          </table:table-cell>
          <table:table-cell office:value-type="float" office:value="772092000" calcext:value-type="float">
            <text:p>772092000</text:p>
          </table:table-cell>
          <table:table-cell office:value-type="float" office:value="772108000" calcext:value-type="float">
            <text:p>772108000</text:p>
          </table:table-cell>
          <table:table-cell table:number-columns-repeated="2" office:value-type="float" office:value="772090000" calcext:value-type="float">
            <text:p>772090000</text:p>
          </table:table-cell>
          <table:table-cell office:value-type="float" office:value="772102000" calcext:value-type="float">
            <text:p>772102000</text:p>
          </table:table-cell>
          <table:table-cell table:number-columns-repeated="2" office:value-type="float" office:value="772090000" calcext:value-type="float">
            <text:p>772090000</text:p>
          </table:table-cell>
          <table:table-cell office:value-type="float" office:value="772103000" calcext:value-type="float">
            <text:p>772103000</text:p>
          </table:table-cell>
          <table:table-cell office:value-type="float" office:value="772101000" calcext:value-type="float">
            <text:p>772101000</text:p>
          </table:table-cell>
          <table:table-cell office:value-type="float" office:value="772092000" calcext:value-type="float">
            <text:p>772092000</text:p>
          </table:table-cell>
          <table:table-cell office:value-type="float" office:value="772101000" calcext:value-type="float">
            <text:p>772101000</text:p>
          </table:table-cell>
          <table:table-cell office:value-type="float" office:value="772090000" calcext:value-type="float">
            <text:p>772090000</text:p>
          </table:table-cell>
          <table:table-cell office:value-type="float" office:value="772103000" calcext:value-type="float">
            <text:p>772103000</text:p>
          </table:table-cell>
          <table:table-cell table:number-columns-repeated="3" office:value-type="float" office:value="772095000" calcext:value-type="float">
            <text:p>772095000</text:p>
          </table:table-cell>
          <table:table-cell office:value-type="float" office:value="772090000" calcext:value-type="float">
            <text:p>772090000</text:p>
          </table:table-cell>
          <table:table-cell office:value-type="float" office:value="779581000" calcext:value-type="float">
            <text:p>779581000</text:p>
          </table:table-cell>
          <table:table-cell office:value-type="float" office:value="779578000" calcext:value-type="float">
            <text:p>779578000</text:p>
          </table:table-cell>
          <table:table-cell office:value-type="float" office:value="779072000" calcext:value-type="float">
            <text:p>779072000</text:p>
          </table:table-cell>
          <table:table-cell office:value-type="float" office:value="780023000" calcext:value-type="float">
            <text:p>780023000</text:p>
          </table:table-cell>
          <table:table-cell office:value-type="float" office:value="779467000" calcext:value-type="float">
            <text:p>779467000</text:p>
          </table:table-cell>
          <table:table-cell office:value-type="float" office:value="779874000" calcext:value-type="float">
            <text:p>779874000</text:p>
          </table:table-cell>
          <table:table-cell office:value-type="float" office:value="779158000" calcext:value-type="float">
            <text:p>779158000</text:p>
          </table:table-cell>
          <table:table-cell office:value-type="float" office:value="779127000" calcext:value-type="float">
            <text:p>779127000</text:p>
          </table:table-cell>
          <table:table-cell office:value-type="float" office:value="779727000" calcext:value-type="float">
            <text:p>779727000</text:p>
          </table:table-cell>
          <table:table-cell office:value-type="float" office:value="780199000" calcext:value-type="float">
            <text:p>780199000</text:p>
          </table:table-cell>
          <table:table-cell office:value-type="float" office:value="779978000" calcext:value-type="float">
            <text:p>779978000</text:p>
          </table:table-cell>
          <table:table-cell office:value-type="float" office:value="779790000" calcext:value-type="float">
            <text:p>779790000</text:p>
          </table:table-cell>
          <table:table-cell office:value-type="float" office:value="779883000" calcext:value-type="float">
            <text:p>779883000</text:p>
          </table:table-cell>
          <table:table-cell office:value-type="float" office:value="780370000" calcext:value-type="float">
            <text:p>780370000</text:p>
          </table:table-cell>
          <table:table-cell office:value-type="float" office:value="779986000" calcext:value-type="float">
            <text:p>779986000</text:p>
          </table:table-cell>
          <table:table-cell office:value-type="float" office:value="779766000" calcext:value-type="float">
            <text:p>779766000</text:p>
          </table:table-cell>
          <table:table-cell office:value-type="float" office:value="779380000" calcext:value-type="float">
            <text:p>779380000</text:p>
          </table:table-cell>
          <table:table-cell office:value-type="float" office:value="779459000" calcext:value-type="float">
            <text:p>779459000</text:p>
          </table:table-cell>
          <table:table-cell office:value-type="float" office:value="779505000" calcext:value-type="float">
            <text:p>779505000</text:p>
          </table:table-cell>
          <table:table-cell office:value-type="float" office:value="779772000" calcext:value-type="float">
            <text:p>779772000</text:p>
          </table:table-cell>
          <table:table-cell office:value-type="float" office:value="779085000" calcext:value-type="float">
            <text:p>779085000</text:p>
          </table:table-cell>
          <table:table-cell office:value-type="float" office:value="780759000" calcext:value-type="float">
            <text:p>780759000</text:p>
          </table:table-cell>
          <table:table-cell office:value-type="float" office:value="779717000" calcext:value-type="float">
            <text:p>779717000</text:p>
          </table:table-cell>
          <table:table-cell office:value-type="float" office:value="778996000" calcext:value-type="float">
            <text:p>778996000</text:p>
          </table:table-cell>
          <table:table-cell office:value-type="float" office:value="779639000" calcext:value-type="float">
            <text:p>779639000</text:p>
          </table:table-cell>
          <table:table-cell office:value-type="float" office:value="779266000" calcext:value-type="float">
            <text:p>779266000</text:p>
          </table:table-cell>
          <table:table-cell office:value-type="float" office:value="780067000" calcext:value-type="float">
            <text:p>780067000</text:p>
          </table:table-cell>
          <table:table-cell office:value-type="float" office:value="779596000" calcext:value-type="float">
            <text:p>779596000</text:p>
          </table:table-cell>
          <table:table-cell office:value-type="float" office:value="779838000" calcext:value-type="float">
            <text:p>779838000</text:p>
          </table:table-cell>
          <table:table-cell office:value-type="float" office:value="779976000" calcext:value-type="float">
            <text:p>779976000</text:p>
          </table:table-cell>
          <table:table-cell office:value-type="float" office:value="779887000" calcext:value-type="float">
            <text:p>779887000</text:p>
          </table:table-cell>
          <table:table-cell office:value-type="float" office:value="779891000" calcext:value-type="float">
            <text:p>779891000</text:p>
          </table:table-cell>
          <table:table-cell office:value-type="float" office:value="779003000" calcext:value-type="float">
            <text:p>779003000</text:p>
          </table:table-cell>
          <table:table-cell office:value-type="float" office:value="779416000" calcext:value-type="float">
            <text:p>779416000</text:p>
          </table:table-cell>
          <table:table-cell office:value-type="float" office:value="779850000" calcext:value-type="float">
            <text:p>779850000</text:p>
          </table:table-cell>
          <table:table-cell office:value-type="float" office:value="781033000" calcext:value-type="float">
            <text:p>781033000</text:p>
          </table:table-cell>
          <table:table-cell office:value-type="float" office:value="779624000" calcext:value-type="float">
            <text:p>779624000</text:p>
          </table:table-cell>
          <table:table-cell office:value-type="float" office:value="779316000" calcext:value-type="float">
            <text:p>779316000</text:p>
          </table:table-cell>
          <table:table-cell office:value-type="float" office:value="779861000" calcext:value-type="float">
            <text:p>779861000</text:p>
          </table:table-cell>
          <table:table-cell office:value-type="float" office:value="779762000" calcext:value-type="float">
            <text:p>779762000</text:p>
          </table:table-cell>
          <table:table-cell office:value-type="float" office:value="779481000" calcext:value-type="float">
            <text:p>779481000</text:p>
          </table:table-cell>
          <table:table-cell office:value-type="float" office:value="779415000" calcext:value-type="float">
            <text:p>779415000</text:p>
          </table:table-cell>
          <table:table-cell office:value-type="float" office:value="780325000" calcext:value-type="float">
            <text:p>780325000</text:p>
          </table:table-cell>
          <table:table-cell office:value-type="float" office:value="779136000" calcext:value-type="float">
            <text:p>779136000</text:p>
          </table:table-cell>
          <table:table-cell office:value-type="float" office:value="779584000" calcext:value-type="float">
            <text:p>779584000</text:p>
          </table:table-cell>
          <table:table-cell office:value-type="float" office:value="779441000" calcext:value-type="float">
            <text:p>779441000</text:p>
          </table:table-cell>
          <table:table-cell office:value-type="float" office:value="780032000" calcext:value-type="float">
            <text:p>780032000</text:p>
          </table:table-cell>
          <table:table-cell office:value-type="float" office:value="779716000" calcext:value-type="float">
            <text:p>779716000</text:p>
          </table:table-cell>
          <table:table-cell office:value-type="float" office:value="779341000" calcext:value-type="float">
            <text:p>779341000</text:p>
          </table:table-cell>
          <table:table-cell office:value-type="float" office:value="779751000" calcext:value-type="float">
            <text:p>779751000</text:p>
          </table:table-cell>
          <table:table-cell office:value-type="float" office:value="779754000" calcext:value-type="float">
            <text:p>779754000</text:p>
          </table:table-cell>
          <table:table-cell office:value-type="float" office:value="779302000" calcext:value-type="float">
            <text:p>779302000</text:p>
          </table:table-cell>
          <table:table-cell office:value-type="float" office:value="779835000" calcext:value-type="float">
            <text:p>779835000</text:p>
          </table:table-cell>
          <table:table-cell office:value-type="float" office:value="779819000" calcext:value-type="float">
            <text:p>779819000</text:p>
          </table:table-cell>
          <table:table-cell office:value-type="float" office:value="779379000" calcext:value-type="float">
            <text:p>779379000</text:p>
          </table:table-cell>
          <table:table-cell office:value-type="float" office:value="779043000" calcext:value-type="float">
            <text:p>779043000</text:p>
          </table:table-cell>
          <table:table-cell office:value-type="float" office:value="780006000" calcext:value-type="float">
            <text:p>780006000</text:p>
          </table:table-cell>
          <table:table-cell office:value-type="float" office:value="779993000" calcext:value-type="float">
            <text:p>779993000</text:p>
          </table:table-cell>
          <table:table-cell office:value-type="float" office:value="779455000" calcext:value-type="float">
            <text:p>779455000</text:p>
          </table:table-cell>
          <table:table-cell office:value-type="float" office:value="779623000" calcext:value-type="float">
            <text:p>779623000</text:p>
          </table:table-cell>
          <table:table-cell office:value-type="float" office:value="808873000" calcext:value-type="float">
            <text:p>808873000</text:p>
          </table:table-cell>
        </table:table-row>
        <table:table-row table:style-name="ro1">
          <table:table-cell/>
          <table:table-cell office:value-type="float" office:value="696881000" calcext:value-type="float">
            <text:p>696881000</text:p>
          </table:table-cell>
          <table:table-cell office:value-type="float" office:value="701499000" calcext:value-type="float">
            <text:p>701499000</text:p>
          </table:table-cell>
          <table:table-cell office:value-type="float" office:value="701825000" calcext:value-type="float">
            <text:p>701825000</text:p>
          </table:table-cell>
          <table:table-cell office:value-type="float" office:value="698902000" calcext:value-type="float">
            <text:p>698902000</text:p>
          </table:table-cell>
          <table:table-cell office:value-type="float" office:value="700923000" calcext:value-type="float">
            <text:p>700923000</text:p>
          </table:table-cell>
          <table:table-cell office:value-type="float" office:value="699673000" calcext:value-type="float">
            <text:p>699673000</text:p>
          </table:table-cell>
          <table:table-cell office:value-type="float" office:value="701824000" calcext:value-type="float">
            <text:p>701824000</text:p>
          </table:table-cell>
          <table:table-cell office:value-type="float" office:value="696904000" calcext:value-type="float">
            <text:p>696904000</text:p>
          </table:table-cell>
          <table:table-cell office:value-type="float" office:value="699574000" calcext:value-type="float">
            <text:p>699574000</text:p>
          </table:table-cell>
          <table:table-cell office:value-type="float" office:value="699164000" calcext:value-type="float">
            <text:p>699164000</text:p>
          </table:table-cell>
          <table:table-cell office:value-type="float" office:value="698023000" calcext:value-type="float">
            <text:p>698023000</text:p>
          </table:table-cell>
          <table:table-cell office:value-type="float" office:value="698056000" calcext:value-type="float">
            <text:p>698056000</text:p>
          </table:table-cell>
          <table:table-cell office:value-type="float" office:value="699835000" calcext:value-type="float">
            <text:p>699835000</text:p>
          </table:table-cell>
          <table:table-cell office:value-type="float" office:value="699214000" calcext:value-type="float">
            <text:p>699214000</text:p>
          </table:table-cell>
          <table:table-cell office:value-type="float" office:value="695705000" calcext:value-type="float">
            <text:p>695705000</text:p>
          </table:table-cell>
          <table:table-cell office:value-type="float" office:value="695704000" calcext:value-type="float">
            <text:p>695704000</text:p>
          </table:table-cell>
          <table:table-cell office:value-type="float" office:value="698882000" calcext:value-type="float">
            <text:p>698882000</text:p>
          </table:table-cell>
          <table:table-cell office:value-type="float" office:value="700093000" calcext:value-type="float">
            <text:p>700093000</text:p>
          </table:table-cell>
          <table:table-cell office:value-type="float" office:value="700355000" calcext:value-type="float">
            <text:p>700355000</text:p>
          </table:table-cell>
          <table:table-cell office:value-type="float" office:value="702187000" calcext:value-type="float">
            <text:p>702187000</text:p>
          </table:table-cell>
          <table:table-cell office:value-type="float" office:value="751723000" calcext:value-type="float">
            <text:p>751723000</text:p>
          </table:table-cell>
          <table:table-cell office:value-type="float" office:value="751761000" calcext:value-type="float">
            <text:p>751761000</text:p>
          </table:table-cell>
          <table:table-cell office:value-type="float" office:value="751916000" calcext:value-type="float">
            <text:p>751916000</text:p>
          </table:table-cell>
          <table:table-cell office:value-type="float" office:value="752065000" calcext:value-type="float">
            <text:p>752065000</text:p>
          </table:table-cell>
          <table:table-cell office:value-type="float" office:value="751721000" calcext:value-type="float">
            <text:p>751721000</text:p>
          </table:table-cell>
          <table:table-cell office:value-type="float" office:value="751670000" calcext:value-type="float">
            <text:p>751670000</text:p>
          </table:table-cell>
          <table:table-cell office:value-type="float" office:value="752006000" calcext:value-type="float">
            <text:p>752006000</text:p>
          </table:table-cell>
          <table:table-cell office:value-type="float" office:value="751935000" calcext:value-type="float">
            <text:p>751935000</text:p>
          </table:table-cell>
          <table:table-cell office:value-type="float" office:value="751689000" calcext:value-type="float">
            <text:p>751689000</text:p>
          </table:table-cell>
          <table:table-cell office:value-type="float" office:value="751866000" calcext:value-type="float">
            <text:p>751866000</text:p>
          </table:table-cell>
          <table:table-cell office:value-type="float" office:value="751792000" calcext:value-type="float">
            <text:p>751792000</text:p>
          </table:table-cell>
          <table:table-cell office:value-type="float" office:value="752003000" calcext:value-type="float">
            <text:p>752003000</text:p>
          </table:table-cell>
          <table:table-cell office:value-type="float" office:value="751761000" calcext:value-type="float">
            <text:p>751761000</text:p>
          </table:table-cell>
          <table:table-cell office:value-type="float" office:value="751859000" calcext:value-type="float">
            <text:p>751859000</text:p>
          </table:table-cell>
          <table:table-cell office:value-type="float" office:value="751805000" calcext:value-type="float">
            <text:p>751805000</text:p>
          </table:table-cell>
          <table:table-cell office:value-type="float" office:value="751815000" calcext:value-type="float">
            <text:p>751815000</text:p>
          </table:table-cell>
          <table:table-cell office:value-type="float" office:value="751949000" calcext:value-type="float">
            <text:p>751949000</text:p>
          </table:table-cell>
          <table:table-cell office:value-type="float" office:value="751466000" calcext:value-type="float">
            <text:p>751466000</text:p>
          </table:table-cell>
          <table:table-cell office:value-type="float" office:value="751973000" calcext:value-type="float">
            <text:p>751973000</text:p>
          </table:table-cell>
          <table:table-cell office:value-type="float" office:value="752043000" calcext:value-type="float">
            <text:p>752043000</text:p>
          </table:table-cell>
          <table:table-cell office:value-type="float" office:value="751789000" calcext:value-type="float">
            <text:p>751789000</text:p>
          </table:table-cell>
          <table:table-cell office:value-type="float" office:value="751771000" calcext:value-type="float">
            <text:p>751771000</text:p>
          </table:table-cell>
          <table:table-cell office:value-type="float" office:value="751886000" calcext:value-type="float">
            <text:p>751886000</text:p>
          </table:table-cell>
          <table:table-cell office:value-type="float" office:value="752114000" calcext:value-type="float">
            <text:p>752114000</text:p>
          </table:table-cell>
          <table:table-cell office:value-type="float" office:value="751983000" calcext:value-type="float">
            <text:p>751983000</text:p>
          </table:table-cell>
          <table:table-cell office:value-type="float" office:value="751770000" calcext:value-type="float">
            <text:p>751770000</text:p>
          </table:table-cell>
          <table:table-cell office:value-type="float" office:value="752166000" calcext:value-type="float">
            <text:p>752166000</text:p>
          </table:table-cell>
          <table:table-cell office:value-type="float" office:value="752035000" calcext:value-type="float">
            <text:p>752035000</text:p>
          </table:table-cell>
          <table:table-cell office:value-type="float" office:value="751681000" calcext:value-type="float">
            <text:p>751681000</text:p>
          </table:table-cell>
          <table:table-cell office:value-type="float" office:value="751806000" calcext:value-type="float">
            <text:p>751806000</text:p>
          </table:table-cell>
          <table:table-cell office:value-type="float" office:value="762182000" calcext:value-type="float">
            <text:p>762182000</text:p>
          </table:table-cell>
          <table:table-cell office:value-type="float" office:value="761387000" calcext:value-type="float">
            <text:p>761387000</text:p>
          </table:table-cell>
          <table:table-cell office:value-type="float" office:value="761024000" calcext:value-type="float">
            <text:p>761024000</text:p>
          </table:table-cell>
          <table:table-cell office:value-type="float" office:value="761368000" calcext:value-type="float">
            <text:p>761368000</text:p>
          </table:table-cell>
          <table:table-cell office:value-type="float" office:value="761560000" calcext:value-type="float">
            <text:p>761560000</text:p>
          </table:table-cell>
          <table:table-cell office:value-type="float" office:value="760928000" calcext:value-type="float">
            <text:p>760928000</text:p>
          </table:table-cell>
          <table:table-cell office:value-type="float" office:value="761281000" calcext:value-type="float">
            <text:p>761281000</text:p>
          </table:table-cell>
          <table:table-cell office:value-type="float" office:value="761779000" calcext:value-type="float">
            <text:p>761779000</text:p>
          </table:table-cell>
          <table:table-cell office:value-type="float" office:value="761676000" calcext:value-type="float">
            <text:p>761676000</text:p>
          </table:table-cell>
          <table:table-cell office:value-type="float" office:value="761232000" calcext:value-type="float">
            <text:p>761232000</text:p>
          </table:table-cell>
          <table:table-cell office:value-type="float" office:value="761535000" calcext:value-type="float">
            <text:p>761535000</text:p>
          </table:table-cell>
          <table:table-cell office:value-type="float" office:value="761307000" calcext:value-type="float">
            <text:p>761307000</text:p>
          </table:table-cell>
          <table:table-cell office:value-type="float" office:value="761536000" calcext:value-type="float">
            <text:p>761536000</text:p>
          </table:table-cell>
          <table:table-cell office:value-type="float" office:value="761445000" calcext:value-type="float">
            <text:p>761445000</text:p>
          </table:table-cell>
          <table:table-cell office:value-type="float" office:value="761575000" calcext:value-type="float">
            <text:p>761575000</text:p>
          </table:table-cell>
          <table:table-cell office:value-type="float" office:value="761263000" calcext:value-type="float">
            <text:p>761263000</text:p>
          </table:table-cell>
          <table:table-cell office:value-type="float" office:value="761659000" calcext:value-type="float">
            <text:p>761659000</text:p>
          </table:table-cell>
          <table:table-cell office:value-type="float" office:value="761349000" calcext:value-type="float">
            <text:p>761349000</text:p>
          </table:table-cell>
          <table:table-cell office:value-type="float" office:value="761530000" calcext:value-type="float">
            <text:p>761530000</text:p>
          </table:table-cell>
          <table:table-cell office:value-type="float" office:value="761243000" calcext:value-type="float">
            <text:p>761243000</text:p>
          </table:table-cell>
          <table:table-cell office:value-type="float" office:value="761748000" calcext:value-type="float">
            <text:p>761748000</text:p>
          </table:table-cell>
          <table:table-cell office:value-type="float" office:value="761528000" calcext:value-type="float">
            <text:p>761528000</text:p>
          </table:table-cell>
          <table:table-cell office:value-type="float" office:value="760958000" calcext:value-type="float">
            <text:p>760958000</text:p>
          </table:table-cell>
          <table:table-cell office:value-type="float" office:value="761667000" calcext:value-type="float">
            <text:p>761667000</text:p>
          </table:table-cell>
          <table:table-cell office:value-type="float" office:value="761210000" calcext:value-type="float">
            <text:p>761210000</text:p>
          </table:table-cell>
          <table:table-cell office:value-type="float" office:value="761041000" calcext:value-type="float">
            <text:p>761041000</text:p>
          </table:table-cell>
          <table:table-cell office:value-type="float" office:value="760652000" calcext:value-type="float">
            <text:p>760652000</text:p>
          </table:table-cell>
          <table:table-cell office:value-type="float" office:value="762112000" calcext:value-type="float">
            <text:p>762112000</text:p>
          </table:table-cell>
          <table:table-cell office:value-type="float" office:value="761806000" calcext:value-type="float">
            <text:p>761806000</text:p>
          </table:table-cell>
          <table:table-cell office:value-type="float" office:value="760544000" calcext:value-type="float">
            <text:p>760544000</text:p>
          </table:table-cell>
          <table:table-cell office:value-type="float" office:value="761781000" calcext:value-type="float">
            <text:p>761781000</text:p>
          </table:table-cell>
          <table:table-cell office:value-type="float" office:value="761216000" calcext:value-type="float">
            <text:p>761216000</text:p>
          </table:table-cell>
          <table:table-cell office:value-type="float" office:value="762272000" calcext:value-type="float">
            <text:p>762272000</text:p>
          </table:table-cell>
          <table:table-cell office:value-type="float" office:value="761194000" calcext:value-type="float">
            <text:p>761194000</text:p>
          </table:table-cell>
          <table:table-cell office:value-type="float" office:value="761792000" calcext:value-type="float">
            <text:p>761792000</text:p>
          </table:table-cell>
          <table:table-cell office:value-type="float" office:value="762506000" calcext:value-type="float">
            <text:p>762506000</text:p>
          </table:table-cell>
          <table:table-cell office:value-type="float" office:value="761238000" calcext:value-type="float">
            <text:p>761238000</text:p>
          </table:table-cell>
          <table:table-cell office:value-type="float" office:value="761796000" calcext:value-type="float">
            <text:p>761796000</text:p>
          </table:table-cell>
          <table:table-cell office:value-type="float" office:value="761087000" calcext:value-type="float">
            <text:p>761087000</text:p>
          </table:table-cell>
          <table:table-cell office:value-type="float" office:value="761372000" calcext:value-type="float">
            <text:p>761372000</text:p>
          </table:table-cell>
          <table:table-cell table:number-columns-repeated="50" office:value-type="float" office:value="790961000" calcext:value-type="float">
            <text:p>790961000</text:p>
          </table:table-cell>
          <table:table-cell office:value-type="float" office:value="793293000" calcext:value-type="float">
            <text:p>793293000</text:p>
          </table:table-cell>
          <table:table-cell office:value-type="float" office:value="793400000" calcext:value-type="float">
            <text:p>793400000</text:p>
          </table:table-cell>
          <table:table-cell office:value-type="float" office:value="793273000" calcext:value-type="float">
            <text:p>793273000</text:p>
          </table:table-cell>
          <table:table-cell office:value-type="float" office:value="793756000" calcext:value-type="float">
            <text:p>793756000</text:p>
          </table:table-cell>
          <table:table-cell office:value-type="float" office:value="793389000" calcext:value-type="float">
            <text:p>793389000</text:p>
          </table:table-cell>
          <table:table-cell office:value-type="float" office:value="793473000" calcext:value-type="float">
            <text:p>793473000</text:p>
          </table:table-cell>
          <table:table-cell office:value-type="float" office:value="793432000" calcext:value-type="float">
            <text:p>793432000</text:p>
          </table:table-cell>
          <table:table-cell office:value-type="float" office:value="793546000" calcext:value-type="float">
            <text:p>793546000</text:p>
          </table:table-cell>
          <table:table-cell office:value-type="float" office:value="793443000" calcext:value-type="float">
            <text:p>793443000</text:p>
          </table:table-cell>
          <table:table-cell office:value-type="float" office:value="793413000" calcext:value-type="float">
            <text:p>793413000</text:p>
          </table:table-cell>
          <table:table-cell office:value-type="float" office:value="793226000" calcext:value-type="float">
            <text:p>793226000</text:p>
          </table:table-cell>
          <table:table-cell office:value-type="float" office:value="793429000" calcext:value-type="float">
            <text:p>793429000</text:p>
          </table:table-cell>
          <table:table-cell office:value-type="float" office:value="793205000" calcext:value-type="float">
            <text:p>793205000</text:p>
          </table:table-cell>
          <table:table-cell office:value-type="float" office:value="793909000" calcext:value-type="float">
            <text:p>793909000</text:p>
          </table:table-cell>
          <table:table-cell office:value-type="float" office:value="793508000" calcext:value-type="float">
            <text:p>793508000</text:p>
          </table:table-cell>
          <table:table-cell office:value-type="float" office:value="793289000" calcext:value-type="float">
            <text:p>793289000</text:p>
          </table:table-cell>
          <table:table-cell office:value-type="float" office:value="793445000" calcext:value-type="float">
            <text:p>793445000</text:p>
          </table:table-cell>
          <table:table-cell office:value-type="float" office:value="793316000" calcext:value-type="float">
            <text:p>793316000</text:p>
          </table:table-cell>
          <table:table-cell office:value-type="float" office:value="793602000" calcext:value-type="float">
            <text:p>793602000</text:p>
          </table:table-cell>
          <table:table-cell office:value-type="float" office:value="793788000" calcext:value-type="float">
            <text:p>793788000</text:p>
          </table:table-cell>
          <table:table-cell office:value-type="float" office:value="793632000" calcext:value-type="float">
            <text:p>793632000</text:p>
          </table:table-cell>
          <table:table-cell office:value-type="float" office:value="793627000" calcext:value-type="float">
            <text:p>793627000</text:p>
          </table:table-cell>
          <table:table-cell office:value-type="float" office:value="793951000" calcext:value-type="float">
            <text:p>793951000</text:p>
          </table:table-cell>
          <table:table-cell office:value-type="float" office:value="793168000" calcext:value-type="float">
            <text:p>793168000</text:p>
          </table:table-cell>
          <table:table-cell office:value-type="float" office:value="793601000" calcext:value-type="float">
            <text:p>793601000</text:p>
          </table:table-cell>
          <table:table-cell office:value-type="float" office:value="793360000" calcext:value-type="float">
            <text:p>793360000</text:p>
          </table:table-cell>
          <table:table-cell office:value-type="float" office:value="793590000" calcext:value-type="float">
            <text:p>793590000</text:p>
          </table:table-cell>
          <table:table-cell office:value-type="float" office:value="793212000" calcext:value-type="float">
            <text:p>793212000</text:p>
          </table:table-cell>
          <table:table-cell office:value-type="float" office:value="792986000" calcext:value-type="float">
            <text:p>792986000</text:p>
          </table:table-cell>
          <table:table-cell office:value-type="float" office:value="793574000" calcext:value-type="float">
            <text:p>793574000</text:p>
          </table:table-cell>
          <table:table-cell office:value-type="float" office:value="793756000" calcext:value-type="float">
            <text:p>793756000</text:p>
          </table:table-cell>
          <table:table-cell office:value-type="float" office:value="793438000" calcext:value-type="float">
            <text:p>793438000</text:p>
          </table:table-cell>
          <table:table-cell office:value-type="float" office:value="793430000" calcext:value-type="float">
            <text:p>793430000</text:p>
          </table:table-cell>
          <table:table-cell office:value-type="float" office:value="793571000" calcext:value-type="float">
            <text:p>793571000</text:p>
          </table:table-cell>
          <table:table-cell office:value-type="float" office:value="793521000" calcext:value-type="float">
            <text:p>793521000</text:p>
          </table:table-cell>
          <table:table-cell office:value-type="float" office:value="793207000" calcext:value-type="float">
            <text:p>793207000</text:p>
          </table:table-cell>
          <table:table-cell office:value-type="float" office:value="793383000" calcext:value-type="float">
            <text:p>793383000</text:p>
          </table:table-cell>
          <table:table-cell office:value-type="float" office:value="793549000" calcext:value-type="float">
            <text:p>793549000</text:p>
          </table:table-cell>
          <table:table-cell office:value-type="float" office:value="793558000" calcext:value-type="float">
            <text:p>793558000</text:p>
          </table:table-cell>
          <table:table-cell office:value-type="float" office:value="793210000" calcext:value-type="float">
            <text:p>793210000</text:p>
          </table:table-cell>
          <table:table-cell office:value-type="float" office:value="793264000" calcext:value-type="float">
            <text:p>793264000</text:p>
          </table:table-cell>
          <table:table-cell office:value-type="float" office:value="793520000" calcext:value-type="float">
            <text:p>793520000</text:p>
          </table:table-cell>
          <table:table-cell office:value-type="float" office:value="793692000" calcext:value-type="float">
            <text:p>793692000</text:p>
          </table:table-cell>
          <table:table-cell office:value-type="float" office:value="793705000" calcext:value-type="float">
            <text:p>793705000</text:p>
          </table:table-cell>
          <table:table-cell office:value-type="float" office:value="793374000" calcext:value-type="float">
            <text:p>793374000</text:p>
          </table:table-cell>
          <table:table-cell office:value-type="float" office:value="793453000" calcext:value-type="float">
            <text:p>793453000</text:p>
          </table:table-cell>
          <table:table-cell office:value-type="float" office:value="793474000" calcext:value-type="float">
            <text:p>793474000</text:p>
          </table:table-cell>
          <table:table-cell office:value-type="float" office:value="793606000" calcext:value-type="float">
            <text:p>793606000</text:p>
          </table:table-cell>
          <table:table-cell office:value-type="float" office:value="793437000" calcext:value-type="float">
            <text:p>793437000</text:p>
          </table:table-cell>
          <table:table-cell office:value-type="float" office:value="793517000" calcext:value-type="float">
            <text:p>793517000</text:p>
          </table:table-cell>
          <table:table-cell office:value-type="float" office:value="793438000" calcext:value-type="float">
            <text:p>793438000</text:p>
          </table:table-cell>
          <table:table-cell office:value-type="float" office:value="793055000" calcext:value-type="float">
            <text:p>793055000</text:p>
          </table:table-cell>
          <table:table-cell office:value-type="float" office:value="793717000" calcext:value-type="float">
            <text:p>793717000</text:p>
          </table:table-cell>
          <table:table-cell office:value-type="float" office:value="793764000" calcext:value-type="float">
            <text:p>793764000</text:p>
          </table:table-cell>
          <table:table-cell office:value-type="float" office:value="793527000" calcext:value-type="float">
            <text:p>793527000</text:p>
          </table:table-cell>
          <table:table-cell office:value-type="float" office:value="793643000" calcext:value-type="float">
            <text:p>793643000</text:p>
          </table:table-cell>
          <table:table-cell office:value-type="float" office:value="793254000" calcext:value-type="float">
            <text:p>793254000</text:p>
          </table:table-cell>
          <table:table-cell office:value-type="float" office:value="793410000" calcext:value-type="float">
            <text:p>793410000</text:p>
          </table:table-cell>
          <table:table-cell office:value-type="float" office:value="793196000" calcext:value-type="float">
            <text:p>793196000</text:p>
          </table:table-cell>
          <table:table-cell office:value-type="float" office:value="793239000" calcext:value-type="float">
            <text:p>793239000</text:p>
          </table:table-cell>
          <table:table-cell office:value-type="float" office:value="813985000" calcext:value-type="float">
            <text:p>81398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2T18:01:39.424635186</dc:date>
    <meta:editing-duration>PT27M55S</meta:editing-duration>
    <meta:editing-cycles>3</meta:editing-cycles>
    <meta:generator>LibreOffice/5.1.6.2$Linux_X86_64 LibreOffice_project/10m0$Build-2</meta:generator>
    <meta:document-statistic meta:table-count="1" meta:cell-count="818" meta:object-count="0"/>
  </office:meta>
</office:document-meta>
</file>